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ela2" style:family="table">
      <style:table-properties style:width="7.532cm" fo:margin-left="0cm" fo:margin-top="0cm" fo:margin-bottom="0cm" table:align="left" style:writing-mode="lr-tb"/>
    </style:style>
    <style:style style:name="Tabela2.A" style:family="table-column">
      <style:table-column-properties style:column-width="2.51cm"/>
    </style:style>
    <style:style style:name="Tabela2.C" style:family="table-column">
      <style:table-column-properties style:column-width="2.512cm"/>
    </style:style>
    <style:style style:name="Tabela2.1" style:family="table-row">
      <style:table-row-properties style:min-row-height="0.443cm"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3" style:family="table-row">
      <style:table-row-properties style:min-row-height="0.464cm" fo:keep-together="auto"/>
    </style:style>
    <style:style style:name="Tabela1" style:family="table">
      <style:table-properties style:width="6.59cm" fo:margin-left="0cm" fo:margin-top="0cm" fo:margin-bottom="0cm" table:align="left" style:writing-mode="lr-tb"/>
    </style:style>
    <style:style style:name="Tabela1.A" style:family="table-column">
      <style:table-column-properties style:column-width="2.196cm"/>
    </style:style>
    <style:style style:name="Tabela1.C" style:family="table-column">
      <style:table-column-properties style:column-width="2.198cm"/>
    </style:style>
    <style:style style:name="Tabela1.1" style:family="table-row">
      <style:table-row-properties style:min-row-height="0.494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3" style:family="table-row">
      <style:table-row-properties style:min-row-height="0.517cm" fo:keep-together="auto"/>
    </style:style>
    <style:style style:name="Tabela3" style:family="table">
      <style:table-properties style:width="4.805cm" fo:margin-left="0.644cm" fo:margin-top="0cm" fo:margin-bottom="0cm" table:align="left" style:writing-mode="lr-tb"/>
    </style:style>
    <style:style style:name="Tabela3.A" style:family="table-column">
      <style:table-column-properties style:column-width="2.402cm"/>
    </style:style>
    <style:style style:name="Tabela3.1" style:family="table-row">
      <style:table-row-properties style:min-row-height="0.501cm" fo:keep-together="auto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3" style:family="table-row">
      <style:table-row-properties style:min-row-height="0.524cm" fo:keep-together="auto"/>
    </style:style>
    <style:style style:name="Tabela4" style:family="table">
      <style:table-properties style:width="17.179cm" fo:margin-left="0.644cm" fo:margin-top="0cm" fo:margin-bottom="0cm" table:align="left" style:writing-mode="lr-tb"/>
    </style:style>
    <style:style style:name="Tabela4.A" style:family="table-column">
      <style:table-column-properties style:column-width="8.555cm"/>
    </style:style>
    <style:style style:name="Tabela4.B" style:family="table-column">
      <style:table-column-properties style:column-width="8.624cm"/>
    </style:style>
    <style:style style:name="Tabela4.1" style:family="table-row">
      <style:table-row-properties style:min-row-height="0.691cm" fo:keep-together="auto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3" style:family="table-row">
      <style:table-row-properties style:min-row-height="0.718cm" fo:keep-together="auto"/>
    </style:style>
    <style:style style:name="Tabela4.5" style:family="table-row">
      <style:table-row-properties style:min-row-height="1.358cm" fo:keep-together="auto"/>
    </style:style>
    <style:style style:name="P1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7.28cm"/>
        </style:tab-stops>
      </style:paragraph-properties>
    </style:style>
    <style:style style:name="P2" style:family="paragraph" style:parent-style-name="Frame_20_contents">
      <style:paragraph-properties fo:margin-left="0.635cm" fo:margin-right="0cm" fo:text-indent="0cm" style:auto-text-indent="false"/>
    </style:style>
    <style:style style:name="P3" style:family="paragraph" style:parent-style-name="Standard">
      <style:paragraph-properties fo:margin-left="0.635cm" fo:margin-right="0cm" fo:text-indent="0cm" style:auto-text-indent="false"/>
    </style:style>
    <style:style style:name="P4" style:family="paragraph" style:parent-style-name="List_20_Paragraph">
      <style:text-properties fo:font-size="18pt" style:font-size-asian="18pt" style:font-size-complex="18pt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fo:font-size="18pt" style:font-size-asian="18pt" style:font-size-complex="18pt"/>
    </style:style>
    <style:style style:name="P6" style:family="paragraph" style:parent-style-name="Frame_20_contents">
      <style:paragraph-properties fo:margin-left="0.635cm" fo:margin-right="0cm" fo:text-indent="0cm" style:auto-text-indent="false"/>
      <style:text-properties fo:font-size="18pt" style:font-size-asian="18pt" style:font-size-complex="18pt"/>
    </style:style>
    <style:style style:name="P7" style:family="paragraph" style:parent-style-name="Standard">
      <style:paragraph-properties fo:margin-left="0.635cm" fo:margin-right="0cm" fo:text-indent="0cm" style:auto-text-indent="false">
        <style:tab-stops>
          <style:tab-stop style:position="6.521cm"/>
        </style:tab-stops>
      </style:paragraph-properties>
      <style:text-properties fo:font-size="18pt" style:font-size-asian="18pt" style:font-size-complex="18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paragraph-properties fo:margin-left="0cm" fo:margin-right="0cm" fo:text-indent="1.249cm" style:auto-text-indent="false"/>
      <style:text-properties fo:font-size="18pt" style:font-size-asian="18pt" style:font-size-complex="18pt"/>
    </style:style>
    <style:style style:name="P10" style:family="paragraph" style:parent-style-name="Standard">
      <style:paragraph-properties fo:margin-left="0.714cm" fo:margin-right="0cm" fo:text-indent="0cm" style:auto-text-indent="false"/>
      <style:text-properties fo:font-size="18pt" style:font-size-asian="18pt" style:font-size-complex="18pt"/>
    </style:style>
    <style:style style:name="P1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6.521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20pt" fo:font-weight="bold" officeooo:rsid="000ce37b" officeooo:paragraph-rsid="000ce37b" style:font-size-asian="20pt" style:font-weight-asian="bold" style:font-size-complex="20pt" style:font-weight-complex="bold"/>
    </style:style>
    <style:style style:name="P16" style:family="paragraph" style:parent-style-name="Standard">
      <style:paragraph-properties fo:margin-left="0.635cm" fo:margin-right="0cm" fo:text-indent="0cm" style:auto-text-indent="false"/>
      <style:text-properties fo:color="#000000" loext:opacity="100%" fo:font-size="18pt" style:font-size-asian="18pt" style:font-size-complex="18pt"/>
    </style:style>
    <style:style style:name="P1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7.28cm"/>
        </style:tab-stops>
      </style:paragraph-properties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7.28cm"/>
        </style:tab-stops>
      </style:paragraph-properties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P20" style:family="paragraph" style:parent-style-name="Standard">
      <style:paragraph-properties fo:margin-left="0.635cm" fo:margin-right="0cm" fo:text-indent="0cm" style:auto-text-indent="false">
        <style:tab-stops>
          <style:tab-stop style:position="4.018cm"/>
          <style:tab-stop style:position="7.28cm"/>
        </style:tab-stops>
      </style:paragraph-properties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P21" style:family="paragraph" style:parent-style-name="Standard">
      <style:paragraph-properties fo:margin-left="0.635cm" fo:margin-right="0cm" fo:text-indent="0cm" style:auto-text-indent="false">
        <style:tab-stops>
          <style:tab-stop style:position="7.28cm"/>
        </style:tab-stops>
      </style:paragraph-properties>
      <style:text-properties fo:color="#000000" loext:opacity="100%" fo:font-size="20pt" style:font-size-asian="20pt" style:font-size-complex="20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7.28cm"/>
        </style:tab-stops>
      </style:paragraph-properties>
      <style:text-properties fo:color="#000000" loext:opacity="100%" style:font-name="Calibri" fo:font-size="11pt" fo:language="pt" fo:country="B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7.28cm"/>
        </style:tab-stops>
      </style:paragraph-properties>
      <style:text-properties fo:color="#000000" loext:opacity="100%" style:font-name="Calibri" fo:font-size="20pt" fo:language="pt" fo:country="BR" fo:font-weight="bold" style:letter-kerning="false" style:font-name-asian="Calibri1" style:font-size-asian="20pt" style:language-asian="en" style:country-asian="US" style:font-weight-asian="bold" style:font-size-complex="20pt" style:language-complex="ar" style:country-complex="SA" style:font-weight-complex="bold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fo:color="#000000" loext:opacity="100%" fo:font-size="14pt" style:font-size-asian="14pt" style:font-size-complex="14pt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fo:color="#000000" loext:opacity="100%" style:font-name="Arial" fo:font-size="15pt" officeooo:paragraph-rsid="000ee30f" style:font-size-asian="15pt" style:font-size-complex="15pt"/>
    </style:style>
    <style:style style:name="P26" style:family="paragraph" style:parent-style-name="Standard">
      <style:paragraph-properties fo:margin-left="0.635cm" fo:margin-right="0cm" fo:text-indent="0cm" style:auto-text-indent="false"/>
      <style:text-properties fo:color="#000000" loext:opacity="100%" style:font-name="Arial" fo:font-size="15pt" officeooo:paragraph-rsid="00106ae9" style:font-size-asian="15pt" style:font-size-complex="15pt"/>
    </style:style>
    <style:style style:name="P27" style:family="paragraph" style:parent-style-name="Standard">
      <style:paragraph-properties fo:margin-left="0.635cm" fo:margin-right="0cm" fo:text-indent="0cm" style:auto-text-indent="false"/>
      <style:text-properties fo:color="#000000" loext:opacity="100%" style:font-name="Arial" fo:font-size="15pt" officeooo:paragraph-rsid="000d7670" style:font-size-asian="15pt" style:font-size-complex="15pt"/>
    </style:style>
    <style:style style:name="P28" style:family="paragraph" style:parent-style-name="Standard">
      <style:paragraph-properties fo:margin-left="0.635cm" fo:margin-right="0cm" fo:text-indent="0cm" style:auto-text-indent="false"/>
      <style:text-properties fo:color="#000000" loext:opacity="100%" style:font-name="Arial" fo:font-size="15pt" officeooo:paragraph-rsid="00136b82" style:font-size-asian="15pt" style:font-size-complex="15pt"/>
    </style:style>
    <style:style style:name="P29" style:family="paragraph" style:parent-style-name="Standard">
      <style:paragraph-properties fo:margin-left="0.635cm" fo:margin-right="0cm" fo:text-indent="0cm" style:auto-text-indent="false"/>
      <style:text-properties fo:color="#000000" loext:opacity="100%" style:font-name="Arial" fo:font-size="15pt" officeooo:paragraph-rsid="001590a3" style:font-size-asian="15pt" style:font-size-complex="15pt"/>
    </style:style>
    <style:style style:name="P30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color="#000000" loext:opacity="100%" style:font-name="Arial" fo:font-size="20pt" style:text-underline-style="none" fo:font-weight="bold" officeooo:rsid="000ce37b" officeooo:paragraph-rsid="001590a3" style:font-size-asian="20pt" style:font-weight-asian="bold" style:font-size-complex="20pt" style:font-weight-complex="bold"/>
    </style:style>
    <style:style style:name="P31" style:family="paragraph" style:parent-style-name="Standard">
      <style:text-properties fo:color="#4472c4" loext:opacity="100%" fo:font-size="18pt" style:text-underline-style="solid" style:text-underline-width="auto" style:text-underline-color="font-color" style:font-size-asian="18pt" style:font-size-complex="18pt"/>
    </style:style>
    <style:style style:name="P32" style:family="paragraph" style:parent-style-name="Standard">
      <style:paragraph-properties fo:margin-left="0.635cm" fo:margin-right="0cm" fo:text-indent="0cm" style:auto-text-indent="false"/>
      <style:text-properties fo:color="#4472c4" loext:opacity="100%" fo:font-size="18pt" style:text-underline-style="solid" style:text-underline-width="auto" style:text-underline-color="font-color" style:font-size-asian="18pt" style:font-size-complex="18pt"/>
    </style:style>
    <style:style style:name="P33" style:family="paragraph" style:parent-style-name="Frame_20_contents">
      <style:paragraph-properties fo:margin-left="0.635cm" fo:margin-right="0cm" fo:text-indent="0cm" style:auto-text-indent="false"/>
      <style:text-properties fo:color="#4472c4" loext:opacity="100%" fo:font-size="18pt" style:text-underline-style="solid" style:text-underline-width="auto" style:text-underline-color="font-color" style:font-size-asian="18pt" style:font-size-complex="18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7.28cm"/>
        </style:tab-stops>
      </style:paragraph-properties>
      <style:text-properties fo:color="#4472c4" loext:opacity="100%" style:font-name="Calibri" fo:font-size="20pt" fo:language="pt" fo:country="BR" fo:font-weight="bold" style:letter-kerning="false" style:font-name-asian="Calibri1" style:font-size-asian="20pt" style:language-asian="en" style:country-asian="US" style:font-weight-asian="bold" style:font-size-complex="20pt" style:language-complex="ar" style:country-complex="SA" style:font-weight-complex="bold"/>
    </style:style>
    <style:style style:name="P35" style:family="paragraph" style:parent-style-name="Standard">
      <style:paragraph-properties fo:margin-left="0.635cm" fo:margin-right="0cm" fo:text-indent="0cm" style:auto-text-indent="false"/>
      <style:text-properties fo:color="#4472c4" loext:opacity="100%" fo:font-size="14pt" style:text-underline-style="solid" style:text-underline-width="auto" style:text-underline-color="font-color" style:font-size-asian="14pt" style:font-size-complex="14pt"/>
    </style:style>
    <style:style style:name="P36" style:family="paragraph" style:parent-style-name="Standard">
      <style:paragraph-properties fo:margin-left="0.635cm" fo:margin-right="0cm" fo:text-indent="0cm" style:auto-text-indent="false"/>
      <style:text-properties fo:color="#4472c4" loext:opacity="100%" fo:font-size="14pt" style:text-underline-style="solid" style:text-underline-width="auto" style:text-underline-color="font-color" officeooo:rsid="000d7670" officeooo:paragraph-rsid="000d7670" style:font-size-asian="14pt" style:font-size-complex="14pt"/>
    </style:style>
    <style:style style:name="P37" style:family="paragraph" style:parent-style-name="Standard">
      <style:paragraph-properties fo:margin-left="0.635cm" fo:margin-right="0cm" fo:text-indent="0cm" style:auto-text-indent="false"/>
      <style:text-properties fo:color="#4472c4" loext:opacity="100%" style:font-name="Arial" fo:font-size="15pt" style:text-underline-style="solid" style:text-underline-width="auto" style:text-underline-color="font-color" officeooo:paragraph-rsid="000d7670" style:font-size-asian="15pt" style:font-size-complex="15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color="#4472c4" loext:opacity="100%" style:font-name="Arial" fo:font-size="15pt" style:text-underline-style="solid" style:text-underline-width="auto" style:text-underline-color="font-color" officeooo:rsid="000d7670" officeooo:paragraph-rsid="000d7670" style:font-size-asian="15pt" style:font-size-complex="15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color="#4472c4" loext:opacity="100%" style:font-name="Arial" fo:font-size="15pt" style:text-underline-style="solid" style:text-underline-width="auto" style:text-underline-color="font-color" officeooo:rsid="000d7670" officeooo:paragraph-rsid="00106ae9" style:font-size-asian="15pt" style:font-size-complex="15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color="#4472c4" loext:opacity="100%" style:font-name="Arial" fo:font-size="15pt" style:text-underline-style="solid" style:text-underline-width="auto" style:text-underline-color="font-color" officeooo:rsid="000d7670" officeooo:paragraph-rsid="00136b82" style:font-size-asian="15pt" style:font-size-complex="15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color="#4472c4" loext:opacity="100%" style:font-name="Arial" fo:font-size="15pt" style:text-underline-style="solid" style:text-underline-width="auto" style:text-underline-color="font-color" officeooo:rsid="000d7670" officeooo:paragraph-rsid="001590a3" style:font-size-asian="15pt" style:font-size-complex="15pt"/>
    </style:style>
    <style:style style:name="P42" style:family="paragraph" style:parent-style-name="Standard">
      <style:paragraph-properties fo:margin-left="0.635cm" fo:margin-right="0cm" fo:text-indent="0cm" style:auto-text-indent="false"/>
      <style:text-properties fo:color="#4472c4" loext:opacity="100%" style:font-name="Arial" fo:font-size="15pt" style:text-underline-style="solid" style:text-underline-width="auto" style:text-underline-color="font-color" officeooo:paragraph-rsid="00106ae9" style:font-size-asian="15pt" style:font-size-complex="15pt"/>
    </style:style>
    <style:style style:name="P43" style:family="paragraph" style:parent-style-name="Standard">
      <style:text-properties fo:color="#4472c4" loext:opacity="100%" style:font-name="Arial" fo:font-size="15pt" style:text-underline-style="solid" style:text-underline-width="auto" style:text-underline-color="font-color" officeooo:paragraph-rsid="00106ae9" style:font-size-asian="15pt" style:font-size-complex="15pt"/>
    </style:style>
    <style:style style:name="P44" style:family="paragraph" style:parent-style-name="Standard">
      <style:paragraph-properties fo:margin-left="0.635cm" fo:margin-right="0cm" fo:text-indent="0cm" style:auto-text-indent="false"/>
      <style:text-properties fo:color="#4472c4" loext:opacity="100%" style:font-name="Arial" fo:font-size="15pt" style:text-underline-style="solid" style:text-underline-width="auto" style:text-underline-color="font-color" officeooo:paragraph-rsid="00136b82" style:font-size-asian="15pt" style:font-size-complex="15pt"/>
    </style:style>
    <style:style style:name="P45" style:family="paragraph" style:parent-style-name="Standard">
      <style:paragraph-properties fo:margin-left="0.635cm" fo:margin-right="0cm" fo:text-indent="0cm" style:auto-text-indent="false"/>
      <style:text-properties fo:color="#4472c4" loext:opacity="100%" style:font-name="Arial" fo:font-size="15pt" style:text-underline-style="solid" style:text-underline-width="auto" style:text-underline-color="font-color" officeooo:paragraph-rsid="001590a3" style:font-size-asian="15pt" style:font-size-complex="15pt"/>
    </style:style>
    <style:style style:name="P46" style:family="paragraph" style:parent-style-name="Standard">
      <style:paragraph-properties fo:margin-left="0cm" fo:margin-right="0cm" fo:text-indent="1.249cm" style:auto-text-indent="false"/>
    </style:style>
    <style:style style:name="P47" style:family="paragraph" style:parent-style-name="Standard">
      <style:paragraph-properties fo:margin-left="0.635cm" fo:margin-right="0cm" fo:text-indent="0cm" style:auto-text-indent="false">
        <style:tab-stops>
          <style:tab-stop style:position="11.536cm"/>
        </style:tab-stops>
      </style:paragraph-properties>
    </style:style>
    <style:style style:name="P48" style:family="paragraph" style:parent-style-name="Standard">
      <style:paragraph-properties fo:margin-left="0.635cm" fo:margin-right="0cm" fo:text-indent="0cm" style:auto-text-indent="false">
        <style:tab-stops>
          <style:tab-stop style:position="6.521cm"/>
        </style:tab-stops>
      </style:paragraph-properties>
    </style:style>
    <style:style style:name="P49" style:family="paragraph" style:parent-style-name="Standard">
      <style:paragraph-properties fo:margin-left="0.635cm" fo:margin-right="0cm" fo:text-indent="0cm" style:auto-text-indent="false"/>
      <style:text-properties fo:color="#70ad47" loext:opacity="100%" fo:font-size="18pt" style:text-underline-style="solid" style:text-underline-width="auto" style:text-underline-color="font-color" style:font-size-asian="18pt" style:font-size-complex="18pt"/>
    </style:style>
    <style:style style:name="P50" style:family="paragraph" style:parent-style-name="Standard">
      <style:paragraph-properties fo:margin-left="0.635cm" fo:margin-right="0cm" fo:text-indent="0cm" style:auto-text-indent="false"/>
      <style:text-properties fo:color="#70ad47" loext:opacity="100%" fo:font-size="18pt" style:font-size-asian="18pt" style:font-size-complex="18pt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7.28cm"/>
        </style:tab-stops>
      </style:paragraph-properties>
      <style:text-properties style:font-name="Calibri" fo:language="pt" fo:country="BR" style:letter-kerning="false" style:font-name-asian="Calibri1" style:language-asian="en" style:country-asian="US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7.28cm"/>
        </style:tab-stops>
      </style:paragraph-properties>
      <style:text-properties fo:color="#ed7d31" loext:opacity="100%" style:font-name="Calibri" fo:font-size="20pt" fo:language="pt" fo:country="BR" fo:font-weight="bold" style:letter-kerning="false" style:font-name-asian="Calibri1" style:font-size-asian="20pt" style:language-asian="en" style:country-asian="US" style:font-weight-asian="bold" style:font-size-complex="20pt" style:language-complex="ar" style:country-complex="SA" style:font-weight-complex="bold"/>
    </style:style>
    <style:style style:name="P53" style:family="paragraph" style:parent-style-name="Standard">
      <style:text-properties style:font-name="Arial" fo:font-size="15pt" officeooo:paragraph-rsid="000d7670" style:font-size-asian="15pt" style:font-size-complex="15pt"/>
    </style:style>
    <style:style style:name="P54" style:family="paragraph" style:parent-style-name="Standard">
      <style:paragraph-properties fo:margin-left="0.635cm" fo:margin-right="0cm" fo:text-indent="0cm" style:auto-text-indent="false"/>
      <style:text-properties style:font-name="Arial" fo:font-size="15pt" officeooo:paragraph-rsid="000d7670" style:font-size-asian="15pt" style:font-size-complex="15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Arial" fo:font-size="15pt" officeooo:paragraph-rsid="000d7670" style:font-size-asian="15pt" style:font-size-complex="15pt"/>
    </style:style>
    <style:style style:name="P56" style:family="paragraph" style:parent-style-name="Standard">
      <style:text-properties style:font-name="Arial" fo:font-size="15pt" officeooo:paragraph-rsid="00106ae9" style:font-size-asian="15pt" style:font-size-complex="15pt"/>
    </style:style>
    <style:style style:name="P57" style:family="paragraph" style:parent-style-name="Standard">
      <style:paragraph-properties fo:margin-left="0.635cm" fo:margin-right="0cm" fo:text-indent="0cm" style:auto-text-indent="false"/>
      <style:text-properties style:font-name="Arial" fo:font-size="15pt" officeooo:paragraph-rsid="00106ae9" style:font-size-asian="15pt" style:font-size-complex="15pt"/>
    </style:style>
    <style:style style:name="P58" style:family="paragraph" style:parent-style-name="Standard">
      <style:paragraph-properties fo:margin-left="0.635cm" fo:margin-right="0cm" fo:text-indent="0cm" style:auto-text-indent="false"/>
      <style:text-properties style:font-name="Arial" fo:font-size="15pt" officeooo:paragraph-rsid="0011cf3d" style:font-size-asian="15pt" style:font-size-complex="15pt"/>
    </style:style>
    <style:style style:name="P59" style:family="paragraph" style:parent-style-name="Standard">
      <style:text-properties style:font-name="Arial" fo:font-size="15pt" officeooo:paragraph-rsid="00136b82" style:font-size-asian="15pt" style:font-size-complex="15pt"/>
    </style:style>
    <style:style style:name="P60" style:family="paragraph" style:parent-style-name="Standard">
      <style:paragraph-properties fo:margin-left="0.635cm" fo:margin-right="0cm" fo:text-indent="0cm" style:auto-text-indent="false"/>
      <style:text-properties style:font-name="Arial" fo:font-size="15pt" officeooo:paragraph-rsid="00136b82" style:font-size-asian="15pt" style:font-size-complex="15pt"/>
    </style:style>
    <style:style style:name="P61" style:family="paragraph" style:parent-style-name="Standard">
      <style:text-properties style:font-name="Arial" fo:font-size="15pt" officeooo:paragraph-rsid="001590a3" style:font-size-asian="15pt" style:font-size-complex="15pt"/>
    </style:style>
    <style:style style:name="P62" style:family="paragraph" style:parent-style-name="Standard">
      <style:paragraph-properties fo:margin-left="0.635cm" fo:margin-right="0cm" fo:text-indent="0cm" style:auto-text-indent="false"/>
      <style:text-properties style:font-name="Arial" fo:font-size="15pt" officeooo:paragraph-rsid="001590a3" style:font-size-asian="15pt" style:font-size-complex="15pt"/>
    </style:style>
    <style:style style:name="P63" style:family="paragraph" style:parent-style-name="Frame_20_contents">
      <style:paragraph-properties fo:text-align="center" style:justify-single-word="false"/>
    </style:style>
    <style:style style:name="P64" style:family="paragraph" style:parent-style-name="List_20_Paragraph" style:list-style-name="WWNum1">
      <style:text-properties fo:font-size="18pt" style:font-size-asian="18pt" style:font-size-complex="18pt"/>
    </style:style>
    <style:style style:name="P65" style:family="paragraph" style:parent-style-name="List_20_Paragraph" style:list-style-name="WWNum2">
      <style:text-properties fo:font-size="18pt" style:font-size-asian="18pt" style:font-size-complex="18pt"/>
    </style:style>
    <style:style style:name="P66" style:family="paragraph" style:parent-style-name="List_20_Paragraph" style:list-style-name="WWNum3">
      <style:text-properties fo:font-size="18pt" style:font-size-asian="18pt" style:font-size-complex="18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472c4" loext:opacity="100%" style:font-name="Arial" fo:font-size="15pt" style:text-underline-style="solid" style:text-underline-width="auto" style:text-underline-color="font-color" fo:font-weight="bold" officeooo:rsid="000d7670" officeooo:paragraph-rsid="001590a3" style:font-size-asian="15pt" style:font-weight-asian="bold" style:font-size-complex="15pt" style:font-weight-complex="bold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472c4" loext:opacity="100%" style:font-name="Arial" fo:font-size="15pt" style:text-underline-style="solid" style:text-underline-width="auto" style:text-underline-color="font-color" fo:font-weight="bold" officeooo:rsid="000d7670" officeooo:paragraph-rsid="001852a4" style:font-size-asian="15pt" style:font-weight-asian="bold" style:font-size-complex="15pt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color="#4472c4" loext:opacity="100%" style:font-name="Arial" fo:font-size="15pt" style:text-underline-style="solid" style:text-underline-width="auto" style:text-underline-color="font-color" officeooo:rsid="000d7670" officeooo:paragraph-rsid="001852a4" style:font-size-asian="15pt" style:font-size-complex="15pt"/>
    </style:style>
    <style:style style:name="P70" style:family="paragraph" style:parent-style-name="Standard">
      <style:paragraph-properties fo:margin-left="0.635cm" fo:margin-right="0cm" fo:text-indent="0cm" style:auto-text-indent="false"/>
      <style:text-properties fo:color="#4472c4" loext:opacity="100%" style:font-name="Arial" fo:font-size="15pt" style:text-underline-style="solid" style:text-underline-width="auto" style:text-underline-color="font-color" officeooo:paragraph-rsid="001852a4" style:font-size-asian="15pt" style:font-size-complex="15pt"/>
    </style:style>
    <style:style style:name="P71" style:family="paragraph" style:parent-style-name="Standard">
      <style:text-properties style:font-name="Arial" fo:font-size="15pt" officeooo:paragraph-rsid="001852a4" style:font-size-asian="15pt" style:font-size-complex="15pt"/>
    </style:style>
    <style:style style:name="P72" style:family="paragraph" style:parent-style-name="Standard">
      <style:paragraph-properties fo:margin-left="0.635cm" fo:margin-right="0cm" fo:text-indent="0cm" style:auto-text-indent="false"/>
      <style:text-properties style:font-name="Arial" fo:font-size="15pt" officeooo:paragraph-rsid="001852a4" style:font-size-asian="15pt" style:font-size-complex="15pt"/>
    </style:style>
    <style:style style:name="P73" style:family="paragraph" style:parent-style-name="Standard">
      <style:paragraph-properties fo:margin-left="0.635cm" fo:margin-right="0cm" fo:text-indent="0cm" style:auto-text-indent="false"/>
      <style:text-properties fo:color="#000000" loext:opacity="100%" style:font-name="Arial" fo:font-size="15pt" officeooo:paragraph-rsid="001852a4" style:font-size-asian="15pt" style:font-size-complex="15pt"/>
    </style:style>
    <style:style style:name="P74" style:family="paragraph">
      <style:paragraph-properties fo:text-align="center"/>
    </style:style>
    <style:style style:name="P75" style:family="paragraph">
      <loext:graphic-properties draw:fill="none"/>
    </style:style>
    <style:style style:name="P76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77" style:family="paragraph">
      <loext:graphic-properties draw:fill="none" draw:fill-color="#ffd8ce"/>
    </style:style>
    <style:style style:name="P78" style:family="paragraph">
      <loext:graphic-properties draw:fill="none"/>
      <style:paragraph-properties fo:text-align="start"/>
      <style:text-properties fo:font-size="18pt"/>
    </style:style>
    <style:style style:name="P79" style:family="paragraph">
      <loext:graphic-properties draw:fill="solid" draw:fill-color="#ffffff"/>
      <style:paragraph-properties fo:text-align="start"/>
      <style:text-properties fo:font-size="18pt"/>
    </style:style>
    <style:style style:name="P80" style:family="paragraph">
      <loext:graphic-properties draw:fill="solid" draw:fill-color="#f8cbad"/>
      <style:paragraph-properties fo:text-align="start"/>
      <style:text-properties fo:font-size="18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fo:font-size="18pt" style:font-size-asian="18pt" style:font-size-complex="18pt"/>
    </style:style>
    <style:style style:name="T7" style:family="text">
      <style:text-properties fo:color="#ff0000" loext:opacity="100%" fo:font-size="14pt" style:font-size-asian="14pt" style:font-size-complex="14pt"/>
    </style:style>
    <style:style style:name="T8" style:family="text">
      <style:text-properties fo:color="#ff0000" loext:opacity="100%" style:text-underline-style="solid" style:text-underline-width="auto" style:text-underline-color="font-color"/>
    </style:style>
    <style:style style:name="T9" style:family="text">
      <style:text-properties fo:color="#ff0000" loext:opacity="100%" officeooo:rsid="00136b82"/>
    </style:style>
    <style:style style:name="T10" style:family="text">
      <style:text-properties fo:color="#ff0000" loext:opacity="100%" officeooo:rsid="000d7670"/>
    </style:style>
    <style:style style:name="T11" style:family="text">
      <style:text-properties fo:color="#70ad47" loext:opacity="100%" fo:font-size="18pt" style:font-size-asian="18pt" style:font-size-complex="18pt"/>
    </style:style>
    <style:style style:name="T12" style:family="text">
      <style:text-properties fo:color="#70ad47" loext:opacity="100%" fo:font-size="18pt" style:text-underline-style="solid" style:text-underline-width="auto" style:text-underline-color="font-color" style:font-size-asian="18pt" style:font-size-complex="18pt"/>
    </style:style>
    <style:style style:name="T13" style:family="text">
      <style:text-properties fo:color="#70ad47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4" style:family="text">
      <style:text-properties fo:color="#70ad47" loext:opacity="100%" fo:font-size="14pt" style:font-size-asian="14pt" style:font-size-complex="14pt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fo:font-size="18pt" style:font-size-asian="18pt" style:font-size-complex="18pt"/>
    </style:style>
    <style:style style:name="T17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000000" loext:opacity="100%" fo:font-size="14pt" style:font-size-asian="14pt" style:font-size-complex="14pt"/>
    </style:style>
    <style:style style:name="T20" style:family="text">
      <style:text-properties fo:color="#000000" loext:opacity="100%" officeooo:rsid="000d7670"/>
    </style:style>
    <style:style style:name="T21" style:family="text">
      <style:text-properties fo:color="#000000" loext:opacity="100%" officeooo:rsid="00106ae9"/>
    </style:style>
    <style:style style:name="T22" style:family="text">
      <style:text-properties fo:color="#000000" loext:opacity="100%" officeooo:rsid="0011cf3d"/>
    </style:style>
    <style:style style:name="T23" style:family="text">
      <style:text-properties fo:color="#000000" loext:opacity="100%" officeooo:rsid="00136b82"/>
    </style:style>
    <style:style style:name="T24" style:family="text">
      <style:text-properties fo:color="#000000" loext:opacity="100%" officeooo:rsid="001590a3"/>
    </style:style>
    <style:style style:name="T25" style:family="text">
      <style:text-properties fo:color="#000000" loext:opacity="100%" officeooo:rsid="001852a4"/>
    </style:style>
    <style:style style:name="T26" style:family="text">
      <style:text-properties fo:color="#4472c4" loext:opacity="100%"/>
    </style:style>
    <style:style style:name="T27" style:family="text">
      <style:text-properties fo:color="#4472c4" loext:opacity="100%" fo:font-size="18pt" style:text-underline-style="solid" style:text-underline-width="auto" style:text-underline-color="font-color" style:font-size-asian="18pt" style:font-size-complex="18pt"/>
    </style:style>
    <style:style style:name="T28" style:family="text">
      <style:text-properties fo:color="#4472c4" loext:opacity="100%" fo:font-size="18pt" style:font-size-asian="18pt" style:font-size-complex="18pt"/>
    </style:style>
    <style:style style:name="T29" style:family="text">
      <style:text-properties fo:color="#4472c4" loext:opacity="100%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4472c4" loext:opacity="100%" fo:font-size="14pt" style:font-size-asian="14pt" style:font-size-complex="14pt"/>
    </style:style>
    <style:style style:name="T31" style:family="text">
      <style:text-properties fo:color="#4472c4" loext:opacity="100%" fo:font-size="14pt" style:text-underline-style="solid" style:text-underline-width="auto" style:text-underline-color="font-color" style:font-size-asian="14pt" style:font-size-complex="14pt"/>
    </style:style>
    <style:style style:name="T32" style:family="text">
      <style:text-properties fo:color="#4472c4" loext:opacity="100%" style:text-underline-style="solid" style:text-underline-width="auto" style:text-underline-color="font-color"/>
    </style:style>
    <style:style style:name="T33" style:family="text">
      <style:text-properties fo:color="#7030a0" loext:opacity="100%" fo:font-size="18pt" style:font-size-asian="18pt" style:font-size-complex="18pt"/>
    </style:style>
    <style:style style:name="T34" style:family="text">
      <style:text-properties fo:color="#7030a0" loext:opacity="100%" fo:font-size="14pt" style:font-size-asian="14pt" style:font-size-complex="14pt"/>
    </style:style>
    <style:style style:name="T35" style:family="text">
      <style:text-properties fo:color="#ffc000" loext:opacity="100%" fo:font-size="18pt" style:text-underline-style="solid" style:text-underline-width="auto" style:text-underline-color="font-color" style:font-size-asian="18pt" style:font-size-complex="18pt"/>
    </style:style>
    <style:style style:name="T36" style:family="text">
      <style:text-properties fo:color="#ffc000" loext:opacity="100%" fo:font-size="14pt" style:text-underline-style="solid" style:text-underline-width="auto" style:text-underline-color="font-color" style:font-size-asian="14pt" style:font-size-complex="14pt"/>
    </style:style>
    <style:style style:name="T37" style:family="text">
      <style:text-properties fo:color="#ffc000" loext:opacity="100%" fo:font-size="14pt" style:font-size-asian="14pt" style:font-size-complex="14pt"/>
    </style:style>
    <style:style style:name="T38" style:family="text">
      <style:text-properties fo:color="#7b7b7b" loext:opacity="100%" fo:font-size="18pt" style:font-size-asian="18pt" style:font-size-complex="18pt"/>
    </style:style>
    <style:style style:name="T39" style:family="text">
      <style:text-properties fo:color="#ed7d31" loext:opacity="100%" fo:font-size="18pt" style:font-size-asian="18pt" style:font-size-complex="18pt"/>
    </style:style>
    <style:style style:name="T40" style:family="text">
      <style:text-properties fo:color="#ed7d31" loext:opacity="100%"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size="28pt" fo:font-weight="bold" style:font-size-asian="28pt" style:font-weight-asian="bold" style:font-size-complex="28pt" style:font-weight-complex="bold"/>
    </style:style>
    <style:style style:name="T42" style:family="text">
      <style:text-properties fo:color="#acb9ca" loext:opacity="100%" fo:font-size="18pt" style:font-size-asian="18pt" style:font-size-complex="18pt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officeooo:rsid="000d7670"/>
    </style:style>
    <style:style style:name="T45" style:family="text">
      <style:text-properties fo:color="#bf819e" loext:opacity="100%" officeooo:rsid="000d7670"/>
    </style:style>
    <style:style style:name="T46" style:family="text">
      <style:text-properties fo:color="#bf819e" loext:opacity="100%" officeooo:rsid="00106ae9"/>
    </style:style>
    <style:style style:name="T47" style:family="text">
      <style:text-properties fo:color="#bf819e" loext:opacity="100%" officeooo:rsid="0011cf3d"/>
    </style:style>
    <style:style style:name="T48" style:family="text">
      <style:text-properties fo:color="#bf819e" loext:opacity="100%" officeooo:rsid="00136b82"/>
    </style:style>
    <style:style style:name="T49" style:family="text">
      <style:text-properties fo:color="#bf819e" loext:opacity="100%" officeooo:rsid="001590a3"/>
    </style:style>
    <style:style style:name="T50" style:family="text">
      <style:text-properties fo:color="#81d41a" loext:opacity="100%" officeooo:rsid="000d7670"/>
    </style:style>
    <style:style style:name="T51" style:family="text">
      <style:text-properties fo:color="#81d41a" loext:opacity="100%" officeooo:rsid="000ee30f"/>
    </style:style>
    <style:style style:name="T52" style:family="text">
      <style:text-properties fo:color="#81d41a" loext:opacity="100%" officeooo:rsid="00106ae9"/>
    </style:style>
    <style:style style:name="T53" style:family="text">
      <style:text-properties fo:color="#81d41a" loext:opacity="100%" officeooo:rsid="001590a3"/>
    </style:style>
    <style:style style:name="T54" style:family="text">
      <style:text-properties fo:color="#81d41a" loext:opacity="100%" officeooo:rsid="001852a4"/>
    </style:style>
    <style:style style:name="T55" style:family="text">
      <style:text-properties officeooo:rsid="000ee30f"/>
    </style:style>
    <style:style style:name="T56" style:family="text">
      <style:text-properties officeooo:rsid="00106ae9"/>
    </style:style>
    <style:style style:name="T57" style:family="text">
      <style:text-properties fo:color="#00a933" loext:opacity="100%" officeooo:rsid="00136b82"/>
    </style:style>
    <style:style style:name="T58" style:family="text">
      <style:text-properties officeooo:rsid="001590a3"/>
    </style:style>
    <style:style style:name="T59" style:family="text">
      <style:text-properties fo:font-size="22pt" style:font-size-asian="22pt" style:font-size-complex="22pt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gr1" style:family="graphic">
      <style:graphic-properties draw:textarea-vertical-align="middle" draw:auto-grow-height="false" fo:min-height="2.45cm" fo:min-width="6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9.361cm" fo:min-width="10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18.687cm" fo:min-width="13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000000" draw:fill="none" draw:fill-color="#ffd8ce" draw:textarea-horizontal-align="justify" draw:textarea-vertical-align="middle" draw:auto-grow-height="false" fo:min-height="8.435cm" fo:min-width="9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106cm" svg:stroke-color="#000000" draw:stroke-linejoin="miter" svg:stroke-linecap="butt" draw:fill="none" draw:textarea-vertical-align="top" draw:auto-grow-height="false" fo:min-height="9.62cm" fo:min-width="13.815cm" fo:padding-top="0.125cm" fo:padding-bottom="0.125cm" fo:padding-left="0.25cm" fo:padding-right="0.25cm" fo:wrap-option="wrap" fo:margin-left="0.053cm" fo:margin-right="0.079cm" fo:margin-top="0.053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79cm" svg:stroke-color="#000000" draw:stroke-linejoin="miter" svg:stroke-linecap="butt" draw:fill="none" draw:textarea-vertical-align="top" draw:auto-grow-height="false" fo:min-height="8.483cm" fo:min-width="12.942cm" fo:padding-top="0.125cm" fo:padding-bottom="0.125cm" fo:padding-left="0.25cm" fo:padding-right="0.25cm" fo:wrap-option="wrap" fo:margin-left="0.053cm" fo:margin-right="0.053cm" fo:margin-top="0.053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solid" svg:stroke-width="0.026cm" svg:stroke-color="#ffffff" draw:stroke-linejoin="miter" draw:fill="solid" draw:fill-color="#ffffff" draw:textarea-vertical-align="top" draw:auto-grow-height="false" fo:min-height="1.187cm" fo:min-width="6.847cm" fo:padding-top="0.127cm" fo:padding-bottom="0.127cm" fo:padding-left="0.254cm" fo:padding-right="0.254cm" fo:wrap-option="wrap" fo:margin-left="0.303cm" fo:margin-right="0.381cm" fo:margin-top="0.113cm" fo:margin-bottom="0.15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 loext:rel-width-rel="paragraph"/>
    </style:style>
    <style:style style:name="gr10" style:family="graphic">
      <style:graphic-properties draw:stroke="solid" svg:stroke-width="0.106cm" svg:stroke-color="#000000" draw:stroke-linejoin="miter" svg:stroke-linecap="butt" draw:fill="none" draw:textarea-vertical-align="top" draw:auto-grow-height="false" fo:min-height="17.565cm" fo:min-width="16.291cm" fo:padding-top="0.125cm" fo:padding-bottom="0.125cm" fo:padding-left="0.25cm" fo:padding-right="0.25cm" fo:wrap-option="wrap" fo:margin-left="0.053cm" fo:margin-right="0.039cm" fo:margin-top="0.053cm" fo:margin-bottom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18cm" svg:stroke-color="#ed7d31" draw:marker-end="msArrowEnd_20_5" draw:marker-end-width="0.21cm" draw:marker-end-center="false" draw:stroke-linejoin="miter" svg:stroke-linecap="butt" draw:fill="none" draw:textarea-vertical-align="top" draw:auto-grow-height="false" fo:min-height="1.381cm" fo:min-width="6.597cm" fo:padding-top="0.125cm" fo:padding-bottom="0.125cm" fo:padding-left="0.25cm" fo:padding-right="0.25cm" fo:wrap-option="wrap" fo:margin-left="0.053cm" fo:margin-right="0.259cm" fo:margin-top="0cm" fo:margin-bottom="0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dash" draw:stroke-dash="Long_20_Dash" svg:stroke-width="0.035cm" svg:stroke-color="#ff0000" draw:stroke-linejoin="miter" svg:stroke-linecap="butt" draw:fill="none" draw:textarea-vertical-align="top" draw:auto-grow-height="false" fo:min-height="6.055cm" fo:min-width="0.118cm" fo:padding-top="0.125cm" fo:padding-bottom="0.125cm" fo:padding-left="0.25cm" fo:padding-right="0.25cm" fo:wrap-option="wrap" fo:margin-left="0cm" fo:margin-right="0.06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106cm" svg:stroke-color="#000000" draw:stroke-linejoin="miter" svg:stroke-linecap="butt" draw:fill="none" draw:textarea-vertical-align="top" draw:auto-grow-height="false" fo:min-height="12.868cm" fo:min-width="13.566cm" fo:padding-top="0.125cm" fo:padding-bottom="0.125cm" fo:padding-left="0.25cm" fo:padding-right="0.25cm" fo:wrap-option="wrap" fo:margin-left="0.053cm" fo:margin-right="0.065cm" fo:margin-top="0.053cm" fo:margin-bottom="0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dash" draw:stroke-dash="Long_20_Dash" svg:stroke-width="0.035cm" svg:stroke-color="#ff0000" draw:stroke-linejoin="miter" svg:stroke-linecap="butt" draw:fill="none" draw:textarea-vertical-align="top" draw:auto-grow-height="false" fo:min-height="1.78cm" fo:min-width="5.604cm" fo:padding-top="0.125cm" fo:padding-bottom="0.125cm" fo:padding-left="0.25cm" fo:padding-right="0.25cm" fo:wrap-option="wrap" fo:margin-left="0cm" fo:margin-right="0.079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solid" svg:stroke-width="0.026cm" svg:stroke-color="#000000" draw:stroke-linejoin="miter" draw:fill="solid" draw:fill-color="#f8cbad" draw:textarea-vertical-align="top" draw:auto-grow-height="false" fo:min-height="3.558cm" fo:min-width="4.018cm" fo:padding-top="0.127cm" fo:padding-bottom="0.127cm" fo:padding-left="0.254cm" fo:padding-right="0.254cm" fo:wrap-option="wrap" fo:margin-left="0.302cm" fo:margin-right="0.383cm" fo:margin-top="0.113cm" fo:margin-bottom="0.166cm" style:run-through="foreground" style:wrap="parallel" style:number-wrapped-paragraphs="no-limit" style:wrap-contour="fals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6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0.058cm" fo:min-width="11.017cm" fo:padding-top="0.127cm" fo:padding-bottom="0.127cm" fo:padding-left="0.254cm" fo:padding-right="0.254cm" fo:wrap-option="wrap" fo:margin-left="0.302cm" fo:margin-right="0.369cm" fo:margin-top="0.111cm" fo:margin-bottom="0.176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7" style:family="graphic">
      <style:graphic-properties draw:stroke="solid" svg:stroke-width="0.079cm" svg:stroke-color="#000000" draw:stroke-linejoin="miter" svg:stroke-linecap="butt" draw:fill="none" draw:textarea-vertical-align="top" draw:auto-grow-height="false" fo:min-height="10.67cm" fo:min-width="13.869cm" fo:padding-top="0.125cm" fo:padding-bottom="0.125cm" fo:padding-left="0.25cm" fo:padding-right="0.25cm" fo:wrap-option="wrap" fo:margin-left="0.053cm" fo:margin-right="0.079cm" fo:margin-top="0.053cm" fo:margin-bottom="0.037cm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lgoritmos Computacionais</text:p>
      <text:p text:style-name="P8">São passos seguidos por um módulo processador e seus respectivos usuários que, quando executados na ordem correta, conseguem realizar determinada tarefa.</text:p>
      <text:list xml:id="list2127059140" text:style-name="WWNum1">
        <text:list-item>
          <text:p text:style-name="P64">Lógica de programação (portugol)</text:p>
        </text:list-item>
        <text:list-item>
          <text:p text:style-name="P64">Linguagem de programação</text:p>
        </text:list-item>
        <text:list-item>
          <text:p text:style-name="P64">Sistema Completo</text:p>
        </text:list-item>
      </text:list>
      <text:p text:style-name="P4"/>
      <text:p text:style-name="P11">Variáveis</text:p>
      <text:p text:style-name="Standard"><text:span text:style-name="T6">Identificador</text:span><text:span text:style-name="T3">: </text:span><text:span text:style-name="T11">Tipo</text:span></text:p>
      <text:p text:style-name="P8">Identificadores:</text:p>
      <text:list xml:id="list2703079493" text:style-name="WWNum2">
        <text:list-item>
          <text:p text:style-name="P65">Deve começar com uma letra</text:p>
        </text:list-item>
        <text:list-item>
          <text:p text:style-name="P65">Os próximos podem ser letras ou números</text:p>
        </text:list-item>
        <text:list-item>
          <text:p text:style-name="P65">Não pode utilizar nenhum símbolo, exceto _</text:p>
        </text:list-item>
        <text:list-item>
          <text:p text:style-name="P65">Não pode conter espaços em branco</text:p>
        </text:list-item>
        <text:list-item>
          <text:p text:style-name="P65">Não pode conter letras com acento</text:p>
        </text:list-item>
        <text:list-item>
          <text:p text:style-name="P65">Não pode ser uma palavra reservada.</text:p>
        </text:list-item>
      </text:list>
      <text:p text:style-name="P8">Tipos primitivos:</text:p>
      <text:list xml:id="list1449038598" text:style-name="WWNum3">
        <text:list-item>
          <text:p text:style-name="P66">Inteiro</text:p>
        </text:list-item>
        <text:list-item>
          <text:p text:style-name="P66">Real</text:p>
        </text:list-item>
        <text:list-item>
          <text:p text:style-name="P66">Caractere</text:p>
        </text:list-item>
        <text:list-item>
          <text:p text:style-name="P66">Logico</text:p>
        </text:list-item>
      </text:list>
      <text:p text:style-name="P5"/>
      <text:p text:style-name="P12"/>
      <text:p text:style-name="P12"/>
      <text:p text:style-name="P12"/>
      <text:p text:style-name="P12"/>
      <text:p text:style-name="P12"><draw:custom-shape text:anchor-type="char" draw:z-index="3" draw:name="Retângulo: Cantos Arredondados 2" draw:style-name="gr14" draw:text-style-name="P78" svg:width="6.324cm" svg:height="2.25cm" svg:x="0.148cm" svg:y="1.046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text:soft-page-break/>Comandos de saída</text:p>
      <text:p text:style-name="P50">Escreval</text:p>
      <text:p text:style-name="P3"><draw:custom-shape text:anchor-type="char" draw:z-index="9" draw:name="Retângulo 3" draw:style-name="gr8" draw:text-style-name="P78" svg:width="13.442cm" svg:height="8.732cm" svg:x="0.28cm" svg:y="1.12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1">Escreva </text:span><text:span text:style-name="T3">(</text:span><text:span text:style-name="T6">“</text:span><text:span text:style-name="T3">Conteúdo</text:span><text:span text:style-name="T6">”</text:span><text:span text:style-name="T16">)</text:span></text:p>
      <text:p text:style-name="Standard"><text:span text:style-name="T16"><text:s text:c="4"/></text:span><text:span text:style-name="T27">Algoritmo</text:span><text:span text:style-name="T28"> </text:span><text:span text:style-name="T16">“MeuNome”</text:span></text:p>
      <text:p text:style-name="P32">var</text:p>
      <text:p text:style-name="P3"><text:span text:style-name="T16"><text:s text:c="4"/></text:span><text:span text:style-name="T33">Nome</text:span><text:span text:style-name="T16">: </text:span><text:span text:style-name="T35">Caractere </text:span></text:p>
      <text:p text:style-name="P32">Inicio</text:p>
      <text:p text:style-name="P3"><text:span text:style-name="T28"><text:s text:c="5"/></text:span><text:span text:style-name="T33">Nome </text:span><text:span text:style-name="T3">&lt;- </text:span><text:span text:style-name="T38">“Gustavo”</text:span></text:p>
      <text:p text:style-name="P3"><text:span text:style-name="T11"><text:s text:c="5"/>Escreva </text:span><text:span text:style-name="T3">(</text:span><text:span text:style-name="T6">“</text:span><text:span text:style-name="T16">Muito prazer! , </text:span><text:span text:style-name="T33">Nome </text:span><text:span text:style-name="T6">”</text:span><text:span text:style-name="T3">)</text:span></text:p>
      <text:p text:style-name="P32">Fimalgoritmo</text:p>
      <text:p text:style-name="P16"/>
      <text:p text:style-name="P17">Comandos de entrada (atribuição)</text:p>
      <text:p text:style-name="P17"/>
      <text:p text:style-name="P31"><draw:custom-shape text:anchor-type="char" draw:z-index="10" draw:name="Retângulo 6" draw:style-name="gr7" draw:text-style-name="P78" svg:width="14.315cm" svg:height="9.87cm" svg:x="-0.512cm" svg:y="0.99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27">Algoritmo</text:span><text:span text:style-name="T28"> </text:span><text:span text:style-name="T16">“MeuNome”</text:span></text:p>
      <text:p text:style-name="P32"><draw:custom-shape text:anchor-type="char" draw:z-index="2" draw:name="Caixa de Texto 2" draw:style-name="gr15" draw:text-style-name="P80" svg:width="4.525cm" svg:height="3.811cm" svg:x="16.185cm" svg:y="0.654cm"><text:p text:style-name="Frame_20_contents"><text:span text:style-name="T2">Obs: “</text:span><text:span text:style-name="T13">Leia</text:span><text:span text:style-name="T2">” é o comando de entrada (atribuição)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var</text:p>
      <text:p text:style-name="P3"><text:span text:style-name="T16"><text:s text:c="4"/></text:span><text:span text:style-name="T33">Nome</text:span><text:span text:style-name="T16">: </text:span><text:span text:style-name="T35">Caractere </text:span></text:p>
      <text:p text:style-name="P32">Inicio</text:p>
      <text:p text:style-name="P3"><text:span text:style-name="T11"><text:s text:c="4"/>Escreva </text:span><text:span text:style-name="T3">(</text:span><text:span text:style-name="T6">“</text:span><text:span text:style-name="T16">Digite seu nome: </text:span><text:span text:style-name="T6">”</text:span><text:span text:style-name="T3">)</text:span></text:p>
      <text:p text:style-name="P46"><text:span text:style-name="T11">Leia </text:span><text:span text:style-name="T3">(</text:span><text:span text:style-name="T33">Nome</text:span><text:span text:style-name="T3">)</text:span></text:p>
      <text:p text:style-name="P46"><text:span text:style-name="T11">Escreva </text:span><text:span text:style-name="T3">(</text:span><text:span text:style-name="T6">“Muito prazer! ”</text:span><text:span text:style-name="T3">, </text:span><text:span text:style-name="T33">Nome</text:span><text:span text:style-name="T6"> </text:span><text:span text:style-name="T3">)</text:span></text:p>
      <text:p text:style-name="P32">Fimalgoritmo</text:p>
      <text:p text:style-name="P32"/>
      <text:p text:style-name="P32"/>
      <text:p text:style-name="P32"><text:soft-page-break/></text:p>
      <text:p text:style-name="P32"/>
      <text:p text:style-name="P32"/>
      <text:p text:style-name="P14"><draw:custom-shape text:anchor-type="char" draw:z-index="4" draw:name="Retângulo 8" draw:style-name="gr13" draw:text-style-name="P78" svg:width="14.066cm" svg:height="13.117cm" svg:x="-0.877cm" svg:y="0.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oma</text:p>
      <text:p text:style-name="Standard"><text:span text:style-name="T27">Algoritmo</text:span><text:span text:style-name="T28"> </text:span><text:span text:style-name="T16">“MeuNome”</text:span></text:p>
      <text:p text:style-name="P32">var</text:p>
      <text:p text:style-name="P3"><text:span text:style-name="T16"><text:s text:c="4"/></text:span><text:span text:style-name="T33">N1, N2, S</text:span><text:span text:style-name="T16">: </text:span><text:span text:style-name="T35">Inteiro</text:span></text:p>
      <text:p text:style-name="P32">Inicio</text:p>
      <text:p text:style-name="P3"><text:span text:style-name="T11"><text:s text:c="4"/>Escreva </text:span><text:span text:style-name="T3">(</text:span><text:span text:style-name="T6">“</text:span><text:span text:style-name="T16">Digite um número: <text:s/></text:span><text:span text:style-name="T6">”</text:span><text:span text:style-name="T3">)</text:span></text:p>
      <text:p text:style-name="P46"><text:span text:style-name="T11">Leia </text:span><text:span text:style-name="T3">(</text:span><text:span text:style-name="T33">N1</text:span><text:span text:style-name="T3">)</text:span></text:p>
      <text:p text:style-name="P47"><text:span text:style-name="T11"><text:s text:c="4"/>Escreva </text:span><text:span text:style-name="T3">(</text:span><text:span text:style-name="T6">“</text:span><text:span text:style-name="T16">Digite outro número: <text:s/></text:span><text:span text:style-name="T6">”</text:span><text:span text:style-name="T3">)<text:tab/></text:span></text:p>
      <text:p text:style-name="P46"><text:span text:style-name="T11">Leia </text:span><text:span text:style-name="T3">(</text:span><text:span text:style-name="T33">N1</text:span><text:span text:style-name="T3">)</text:span></text:p>
      <text:p text:style-name="P9">S &lt;- N1+N2</text:p>
      <text:p text:style-name="P46"><text:span text:style-name="T11">Escreva </text:span><text:span text:style-name="T3">(S)</text:span></text:p>
      <text:p text:style-name="P32">Fimalgoritmo</text:p>
      <text:p text:style-name="P32"/>
      <text:p text:style-name="P14">Operadores Aritméticos.</text:p>
      <text:p text:style-name="P5">Adição: +</text:p>
      <text:p text:style-name="P5">Subtração: -</text:p>
      <text:p text:style-name="P5">Multiplicação: *</text:p>
      <text:p text:style-name="P5">Divisão: /</text:p>
      <text:p text:style-name="P5">Divisão inteira: \</text:p>
      <text:p text:style-name="P5">Exponenciação: ^</text:p>
      <text:p text:style-name="P5">Módulo: %</text:p>
      <text:p text:style-name="P5"><text:soft-page-break/></text:p>
      <text:p text:style-name="P12">Ordem de precedência. </text:p>
      <text:p text:style-name="Standard"><text:span text:style-name="T4"><text:s text:c="4"/></text:span><text:span text:style-name="T3">(): Parenteses</text:span></text:p>
      <text:p text:style-name="P5">^: Exponenciação</text:p>
      <text:p text:style-name="P5">/*: Multiplicação/Divisão</text:p>
      <text:p text:style-name="P5">+-: Soma/Subtração</text:p>
      <text:p text:style-name="P13"/>
      <text:p text:style-name="P13">Funções aritméticas.</text:p>
      <text:p text:style-name="P48"><text:span text:style-name="T3">Abs: Valor Absoluto </text:span><text:span text:style-name="T39"><text:s text:c="5"/>Abs(-10) </text:span><text:span text:style-name="T3">&gt; </text:span><text:span text:style-name="T6">10</text:span></text:p>
      <text:p text:style-name="P48"><text:span text:style-name="T3">Exp: Exponenciação<text:tab/></text:span><text:span text:style-name="T39">Exp(3,2) </text:span><text:span text:style-name="T3">&gt; (3 elevado a 2) &gt; </text:span><text:span text:style-name="T6">9</text:span></text:p>
      <text:p text:style-name="P48"><text:span text:style-name="T3">Int: Valor Inteiro<text:tab/></text:span><text:span text:style-name="T39">Int(3.9) </text:span><text:span text:style-name="T3">&gt; (apns parte inteira) &gt; </text:span><text:span text:style-name="T6">3</text:span></text:p>
      <text:p text:style-name="P48"><text:span text:style-name="T3">RaizQ: Raiz Quadrada <text:s text:c="2"/></text:span><text:span text:style-name="T39">RaizQ(25) </text:span><text:span text:style-name="T3">&gt; </text:span><text:span text:style-name="T6">5</text:span></text:p>
      <text:p text:style-name="P48"><text:span text:style-name="T3">Pi: Retorna Pi<text:tab/></text:span><text:span text:style-name="T39">Pi </text:span><text:span text:style-name="T3">&gt; </text:span><text:span text:style-name="T6">3.14..</text:span></text:p>
      <text:p text:style-name="P48"><text:span text:style-name="T3">Sen: Seno (rad)<text:tab/></text:span><text:span text:style-name="T39">Sen(0.523) </text:span><text:span text:style-name="T16">&gt; (aprx. 30° em radiano) &gt; </text:span><text:span text:style-name="T6">0.5</text:span><text:span text:style-name="T16"> </text:span></text:p>
      <text:p text:style-name="P48"><text:span text:style-name="T3">Cos: Cosseno (rad)<text:tab/></text:span><text:span text:style-name="T39">Con(0.523) </text:span><text:span text:style-name="T16">&gt; (aprx. 30° em radiano) &gt; </text:span><text:span text:style-name="T6">0.86</text:span></text:p>
      <text:p text:style-name="P48"><text:span text:style-name="T3">Tan: Tangente (rad)<text:tab/></text:span><text:span text:style-name="T39">Tan(0.523) </text:span><text:span text:style-name="T16">&gt; (aprx. 30° em radiano) &gt; </text:span><text:span text:style-name="T6">0.57</text:span></text:p>
      <text:p text:style-name="P48"><text:span text:style-name="T3">GraupRad: Radiano<text:tab/></text:span><text:span text:style-name="T39">GraupRad(30) </text:span><text:span text:style-name="T16">&gt; (transforma de grau para radiano) &gt; </text:span><text:span text:style-name="T6">0.523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<draw:custom-shape text:anchor-type="char" style:rel-width="40%" draw:z-index="8" draw:name="Caixa de Texto 2" draw:style-name="gr9" draw:text-style-name="P79" svg:width="7.354cm" svg:height="1.44cm" svg:x="3.433cm" svg:y="0.037cm"><text:p text:style-name="P63"><text:span text:style-name="T41">Exempl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1"><draw:custom-shape text:anchor-type="char" draw:z-index="0" draw:name="Retângulo 9" draw:style-name="gr17" draw:text-style-name="P78" svg:width="14.369cm" svg:height="10.919cm" svg:x="0.053cm" svg:y="0.62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27"><text:s/>Algoritmo</text:span><text:span text:style-name="T28"> </text:span><text:span text:style-name="T16">“Conversor”</text:span></text:p>
      <text:p text:style-name="P32">var</text:p>
      <text:p text:style-name="P3"><text:span text:style-name="T16"><text:s text:c="4"/></text:span><text:span text:style-name="T33">Ângulo, S <text:s/></text:span><text:span text:style-name="T16">: </text:span><text:span text:style-name="T35">Real </text:span></text:p>
      <text:p text:style-name="P32">Inicio</text:p>
      <text:p text:style-name="P3"><text:span text:style-name="T11"><text:s text:c="4"/>Escreva </text:span><text:span text:style-name="T3">(</text:span><text:span text:style-name="T6">“</text:span><text:span text:style-name="T16">Informe um Ângulo: <text:s/></text:span><text:span text:style-name="T6">”</text:span><text:span text:style-name="T3">)</text:span></text:p>
      <text:p text:style-name="P46"><text:span text:style-name="T11">Leia </text:span><text:span text:style-name="T3">(</text:span><text:span text:style-name="T33">Ângulo </text:span><text:span text:style-name="T3">)</text:span></text:p>
      <text:p text:style-name="P46"><text:span text:style-name="T3">S &lt;- </text:span><text:span text:style-name="T42">Sen</text:span><text:span text:style-name="T3">(</text:span><text:span text:style-name="T42">GraupRad</text:span><text:span text:style-name="T3">(</text:span><text:span text:style-name="T33">Ângulo</text:span><text:span text:style-name="T3">))</text:span></text:p>
      <text:p text:style-name="P46"><text:span text:style-name="T11">Escreva </text:span><text:span text:style-name="T3">(</text:span><text:span text:style-name="T6">“</text:span><text:span text:style-name="T16">O seno de </text:span><text:span text:style-name="T6">“</text:span><text:span text:style-name="T16">, <text:s/>Ângulo, </text:span><text:span text:style-name="T6">“</text:span><text:span text:style-name="T16">É igual a </text:span><text:span text:style-name="T6">”</text:span><text:span text:style-name="T16">, S ) </text:span><text:span text:style-name="T6"><text:s/></text:span></text:p>
      <text:p text:style-name="P32">Fimalgoritmo</text:p>
      <text:p text:style-name="P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Operadores Relacionais</text:p>
      <text:p text:style-name="P10"><draw:custom-shape text:anchor-type="char" draw:z-index="1" draw:name="Caixa de Texto 2" draw:style-name="gr16" draw:text-style-name="P79" svg:width="11.524cm" svg:height="10.311cm" svg:x="6.879cm" svg:y="0.019cm"><text:p text:style-name="Frame_20_contents"><text:span text:style-name="T27">Algoritmo</text:span><text:span text:style-name="T28"> </text:span><text:span text:style-name="T16">“Conversor”</text:span></text:p><text:p text:style-name="P33">var</text:p><text:p text:style-name="P2"><text:span text:style-name="T16"><text:s text:c="4"/></text:span><text:span text:style-name="T33">A, B, C</text:span><text:span text:style-name="T16">: </text:span><text:span text:style-name="T35">Inteiro </text:span></text:p><text:p text:style-name="P33">Inicio</text:p><text:p text:style-name="P6"><text:s text:c="4"/>A &lt;- 2</text:p><text:p text:style-name="P6"><text:s text:c="4"/>B &lt;- 3</text:p><text:p text:style-name="P6"><text:s text:c="4"/>C &lt;- 5</text:p><text:p text:style-name="P2"><text:span text:style-name="T3"><text:s text:c="4"/></text:span><text:span text:style-name="T12">Escreva</text:span><text:span text:style-name="T11"> </text:span><text:span text:style-name="T3">(A&gt;B)</text:span></text:p><text:p text:style-name="P33">Fimalgoritmo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Retângulo: Cantos Arredondados 12" draw:style-name="gr12" draw:text-style-name="P78" svg:width="0.683cm" svg:height="6.37cm" svg:x="0.623cm" svg:y="0.018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&gt;: Maior que</text:p>
      <text:p text:style-name="P5">&lt; : Menor que</text:p>
      <text:p text:style-name="P8"><text:s text:c="4"/>&gt;= : Maior ou igual a</text:p>
      <text:p text:style-name="P5">&lt;= : Menor ou igual a</text:p>
      <text:p text:style-name="P5">= : Igual a</text:p>
      <text:p text:style-name="P5">&lt;&gt;: Diferente de </text:p>
      <text:p text:style-name="P5"><draw:custom-shape text:anchor-type="char" draw:z-index="6" draw:name="Conector: Curvo 13" draw:style-name="gr11" draw:text-style-name="P78" svg:width="7.097cm" svg:height="1.631cm" svg:x="0.884cm" svg:y="0.056cm"><text:p/><draw:enhanced-geometry draw:mirror-horizontal="false" draw:mirror-vertical="false" svg:viewBox="0 0 0 0" draw:text-areas="0 0 ?f5 ?f6" draw:type="ooxml-curvedConnector3" draw:modifiers="-737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/text:p>
      <text:p text:style-name="P49"/>
      <text:p text:style-name="P49"/>
      <text:p text:style-name="P49"/>
      <text:p text:style-name="P3"><text:span text:style-name="T12">Obs: </text:span><text:span text:style-name="T3">Operadores relacionais sempre vão dar um resultado logico (verdadeiro ou falso).</text:span></text:p>
      <text:p text:style-name="P18">Operadores Logicos</text:p>
      <text:p text:style-name="P18"><draw:frame draw:style-name="fr2" draw:name="Quadro5" text:anchor-type="paragraph" svg:x="8.029cm" svg:y="-0.039cm" svg:width="7.532cm" draw:z-index="19"><draw:text-box fo:min-height="0.041cm"><table:table table:name="Tabela2" table:style-name="Tabela2"><table:table-column table:style-name="Tabela2.A" table:number-columns-repeated="2"/><table:table-column table:style-name="Tabela2.C"/><table:table-row table:style-name="Tabela2.1"><table:table-cell table:style-name="Tabela2.A1" office:value-type="string"><text:p text:style-name="P34">p</text:p></table:table-cell><table:table-cell table:style-name="Tabela2.A1" office:value-type="string"><text:p text:style-name="P52">q</text:p></table:table-cell><table:table-cell table:style-name="Tabela2.A1" office:value-type="string"><text:p text:style-name="P51"><text:span text:style-name="T29">p </text:span><text:span text:style-name="T17">OU </text:span><text:span text:style-name="T40">q</text:span></text:p></table:table-cell></table:table-row><table:table-row table:style-name="Tabela2.1"><table:table-cell table:style-name="Tabela2.A1" office:value-type="string"><text:p text:style-name="P23">V</text:p></table:table-cell><table:table-cell table:style-name="Tabela2.A1" office:value-type="string"><text:p text:style-name="P23">V</text:p></table:table-cell><table:table-cell table:style-name="Tabela2.A1" office:value-type="string"><text:p text:style-name="P23">V</text:p></table:table-cell></table:table-row><table:table-row table:style-name="Tabela2.3"><table:table-cell table:style-name="Tabela2.A1" office:value-type="string"><text:p text:style-name="P23">V</text:p></table:table-cell><table:table-cell table:style-name="Tabela2.A1" office:value-type="string"><text:p text:style-name="P23">F</text:p></table:table-cell><table:table-cell table:style-name="Tabela2.A1" office:value-type="string"><text:p text:style-name="P23">V</text:p></table:table-cell></table:table-row><table:table-row table:style-name="Tabela2.1"><table:table-cell table:style-name="Tabela2.A1" office:value-type="string"><text:p text:style-name="P23">F</text:p></table:table-cell><table:table-cell table:style-name="Tabela2.A1" office:value-type="string"><text:p text:style-name="P23">V</text:p></table:table-cell><table:table-cell table:style-name="Tabela2.A1" office:value-type="string"><text:p text:style-name="P23">V</text:p></table:table-cell></table:table-row><table:table-row table:style-name="Tabela2.1"><table:table-cell table:style-name="Tabela2.A1" office:value-type="string"><text:p text:style-name="P23">F</text:p></table:table-cell><table:table-cell table:style-name="Tabela2.A1" office:value-type="string"><text:p text:style-name="P23">F</text:p></table:table-cell><table:table-cell table:style-name="Tabela2.A1" office:value-type="string"><text:p text:style-name="P23">F</text:p></table:table-cell></table:table-row></table:table></draw:text-box></draw:frame><draw:frame draw:style-name="fr1" draw:name="Quadro4" text:anchor-type="paragraph" svg:x="-0.199cm" svg:y="0.002cm" svg:width="6.59cm" draw:z-index="16"><draw:text-box fo:min-height="0.041cm"><table:table table:name="Tabela1" table:style-name="Tabela1"><table:table-column table:style-name="Tabela1.A" table:number-columns-repeated="2"/><table:table-column table:style-name="Tabela1.C"/><table:table-row table:style-name="Tabela1.1"><table:table-cell table:style-name="Tabela1.A1" office:value-type="string"><text:p text:style-name="P34">p</text:p></table:table-cell><table:table-cell table:style-name="Tabela1.A1" office:value-type="string"><text:p text:style-name="P52">q</text:p></table:table-cell><table:table-cell table:style-name="Tabela1.A1" office:value-type="string"><text:p text:style-name="P51"><text:span text:style-name="T29">p </text:span><text:span text:style-name="T17">E</text:span><text:span text:style-name="T1"> </text:span><text:span text:style-name="T40">q</text:span></text:p></table:table-cell></table:table-row><table:table-row table:style-name="Tabela1.1"><table:table-cell table:style-name="Tabela1.A1" office:value-type="string"><text:p text:style-name="P23">V</text:p></table:table-cell><table:table-cell table:style-name="Tabela1.A1" office:value-type="string"><text:p text:style-name="P23">V</text:p></table:table-cell><table:table-cell table:style-name="Tabela1.A1" office:value-type="string"><text:p text:style-name="P23">V</text:p></table:table-cell></table:table-row><table:table-row table:style-name="Tabela1.3"><table:table-cell table:style-name="Tabela1.A1" office:value-type="string"><text:p text:style-name="P23">V</text:p></table:table-cell><table:table-cell table:style-name="Tabela1.A1" office:value-type="string"><text:p text:style-name="P23">F</text:p></table:table-cell><table:table-cell table:style-name="Tabela1.A1" office:value-type="string"><text:p text:style-name="P23">F</text:p></table:table-cell></table:table-row><table:table-row table:style-name="Tabela1.1"><table:table-cell table:style-name="Tabela1.A1" office:value-type="string"><text:p text:style-name="P23">F</text:p></table:table-cell><table:table-cell table:style-name="Tabela1.A1" office:value-type="string"><text:p text:style-name="P23">V</text:p></table:table-cell><table:table-cell table:style-name="Tabela1.A1" office:value-type="string"><text:p text:style-name="P23">F</text:p></table:table-cell></table:table-row><table:table-row table:style-name="Tabela1.1"><table:table-cell table:style-name="Tabela1.A1" office:value-type="string"><text:p text:style-name="P23">F</text:p></table:table-cell><table:table-cell table:style-name="Tabela1.A1" office:value-type="string"><text:p text:style-name="P23">F</text:p></table:table-cell><table:table-cell table:style-name="Tabela1.A1" office:value-type="string"><text:p text:style-name="P23">F</text:p></table:table-cell></table:table-row></table:table></draw:text-box></draw:frame></text:p>
      <text:p text:style-name="P20"><text:tab/></text:p>
      <text:p text:style-name="P20"/>
      <text:p text:style-name="P18"><text:line-break/></text:p>
      <table:table table:name="Tabela3" table:style-name="Tabela3">
        <table:table-column table:style-name="Tabela3.A" table:number-columns-repeated="2"/>
        <table:table-row table:style-name="Tabela3.1">
          <table:table-cell table:style-name="Tabela3.A1" office:value-type="string">
            <text:p text:style-name="P34">p</text:p>
          </table:table-cell>
          <table:table-cell table:style-name="Tabela3.A1" office:value-type="string">
            <text:p text:style-name="P51"><text:span text:style-name="T1">NÃO </text:span><text:span text:style-name="T29">p</text:span></text:p>
          </table:table-cell>
        </table:table-row>
        <table:table-row table:style-name="Tabela3.1">
          <table:table-cell table:style-name="Tabela3.A1" office:value-type="string">
            <text:p text:style-name="P23">V</text:p>
          </table:table-cell>
          <table:table-cell table:style-name="Tabela3.A1" office:value-type="string">
            <text:p text:style-name="P23">F</text:p>
          </table:table-cell>
        </table:table-row>
        <table:table-row table:style-name="Tabela3.3">
          <table:table-cell table:style-name="Tabela3.A1" office:value-type="string">
            <text:p text:style-name="P23">F</text:p>
          </table:table-cell>
          <table:table-cell table:style-name="Tabela3.A1" office:value-type="string">
            <text:p text:style-name="P23">V</text:p>
          </table:table-cell>
        </table:table-row>
      </table:table>
      <text:p text:style-name="P21"/>
      <text:p text:style-name="P21"/>
      <text:p text:style-name="P19"><text:soft-page-break/>Ordem de Precedência: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rows-spanned="4" office:value-type="string">
            <text:p text:style-name="P22"/>
            <text:p text:style-name="P22"/>
            <text:p text:style-name="P23">Aritméticos</text:p>
          </table:table-cell>
          <table:table-cell table:style-name="Tabela4.A1" office:value-type="string">
            <text:p text:style-name="P23">()</text:p>
          </table:table-cell>
        </table:table-row>
        <table:table-row table:style-name="Tabela4.1">
          <table:covered-table-cell table:style-name="Tabela4.A1"/>
          <table:table-cell table:style-name="Tabela4.A1" office:value-type="string">
            <text:p text:style-name="P23">^</text:p>
          </table:table-cell>
        </table:table-row>
        <table:table-row table:style-name="Tabela4.3">
          <table:covered-table-cell table:style-name="Tabela4.A1"/>
          <table:table-cell table:style-name="Tabela4.A1" office:value-type="string">
            <text:p text:style-name="P23">*/</text:p>
          </table:table-cell>
        </table:table-row>
        <table:table-row table:style-name="Tabela4.3">
          <table:covered-table-cell table:style-name="Tabela4.A1"/>
          <table:table-cell table:style-name="Tabela4.A1" office:value-type="string">
            <text:p text:style-name="P23">+-</text:p>
          </table:table-cell>
        </table:table-row>
        <table:table-row table:style-name="Tabela4.5">
          <table:table-cell table:style-name="Tabela4.A1" office:value-type="string">
            <text:p text:style-name="P23">Relacionais</text:p>
          </table:table-cell>
          <table:table-cell table:style-name="Tabela4.A1" office:value-type="string">
            <text:p text:style-name="P23">Todos (Da esquerda para direita)</text:p>
          </table:table-cell>
        </table:table-row>
        <table:table-row table:style-name="Tabela4.1">
          <table:table-cell table:style-name="Tabela4.A1" table:number-rows-spanned="3" office:value-type="string">
            <text:p text:style-name="P22"/>
            <text:p text:style-name="P23">Lógicos</text:p>
          </table:table-cell>
          <table:table-cell table:style-name="Tabela4.A1" office:value-type="string">
            <text:p text:style-name="P23">E</text:p>
          </table:table-cell>
        </table:table-row>
        <table:table-row table:style-name="Tabela4.3">
          <table:covered-table-cell table:style-name="Tabela4.A1"/>
          <table:table-cell table:style-name="Tabela4.A1" office:value-type="string">
            <text:p text:style-name="P23">OU</text:p>
          </table:table-cell>
        </table:table-row>
        <table:table-row table:style-name="Tabela4.1">
          <table:covered-table-cell table:style-name="Tabela4.A1"/>
          <table:table-cell table:style-name="Tabela4.A1" office:value-type="string">
            <text:p text:style-name="P23">NÃO</text:p>
          </table:table-cell>
        </table:table-row>
      </table:table>
      <text:p text:style-name="P1"><draw:custom-shape text:anchor-type="char" draw:z-index="7" draw:name="Retângulo 15" draw:style-name="gr10" draw:text-style-name="P78" svg:width="16.791cm" svg:height="17.814cm" svg:x="-0.808cm" svg:y="0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7"><text:s/></text:span><text:span text:style-name="T18">Exercicio</text:span></text:p>
      <text:p text:style-name="Standard"><text:span text:style-name="T30"><text:s text:c="5"/></text:span><text:span text:style-name="T31"><text:s/>Algoritmo</text:span><text:span text:style-name="T30"> </text:span><text:span text:style-name="T19">“Triangulos”</text:span></text:p>
      <text:p text:style-name="P35">var</text:p>
      <text:p text:style-name="P3"><text:span text:style-name="T19"><text:s text:c="4"/></text:span><text:span text:style-name="T34">L1, L2, L3</text:span><text:span text:style-name="T19">: </text:span><text:span text:style-name="T36">Real</text:span></text:p>
      <text:p text:style-name="P3"><text:span text:style-name="T37"><text:s text:c="4"/></text:span><text:span text:style-name="T34">Eq, Es, Tri: </text:span><text:span text:style-name="T36">Logico</text:span></text:p>
      <text:p text:style-name="P35">Inicio</text:p>
      <text:p text:style-name="P3"><text:span text:style-name="T14"><text:s text:c="4"/>Escreva </text:span><text:span text:style-name="T43">("digite o primeiro lado ")</text:span></text:p>
      <text:p text:style-name="P3"><text:span text:style-name="T43"><text:s text:c="4"/></text:span><text:span text:style-name="T14">Leia</text:span><text:span text:style-name="T43"> (</text:span><text:span text:style-name="T34">L1</text:span><text:span text:style-name="T43">)</text:span></text:p>
      <text:p text:style-name="P3"><text:span text:style-name="T43"><text:s text:c="4"/></text:span><text:span text:style-name="T14">Escreva </text:span><text:span text:style-name="T43">("Digite o segundo lado ")</text:span></text:p>
      <text:p text:style-name="P3"><text:span text:style-name="T43"><text:s text:c="4"/></text:span><text:span text:style-name="T14">Leia </text:span><text:span text:style-name="T43">(</text:span><text:span text:style-name="T34">L2</text:span><text:span text:style-name="T43">)</text:span></text:p>
      <text:p text:style-name="P3"><text:span text:style-name="T43"><text:s text:c="4"/></text:span><text:span text:style-name="T14">Escreva </text:span><text:span text:style-name="T43">("Digite o terceiro lado ")</text:span></text:p>
      <text:p text:style-name="P3"><text:span text:style-name="T43"><text:s text:c="4"/></text:span><text:span text:style-name="T14">Leia </text:span><text:span text:style-name="T43">(</text:span><text:span text:style-name="T34">L3</text:span><text:span text:style-name="T43">)</text:span></text:p>
      <text:p text:style-name="P3"><text:span text:style-name="T14"><text:s text:c="4"/></text:span><text:span text:style-name="T43">Tri &lt;- (L1&lt;L2+L3) </text:span><text:span text:style-name="T7">e </text:span><text:span text:style-name="T43">(L2&lt;L1+L3) </text:span><text:span text:style-name="T7">e </text:span><text:span text:style-name="T19">(L3&lt;L1+L2)</text:span></text:p>
      <text:p text:style-name="P3"><text:span text:style-name="T43"><text:s text:c="4"/>Eq &lt;- (L1=L2) </text:span><text:span text:style-name="T7">e </text:span><text:span text:style-name="T19">(L2=L3)</text:span></text:p>
      <text:p text:style-name="P24"><text:s text:c="4"/>Es &lt;- (L1&lt;&gt;L2) e (L2&lt;&gt;L3) e (L1&lt;&gt;L3) </text:p>
      <text:p text:style-name="P3"><text:span text:style-name="T19"><text:s text:c="4"/></text:span><text:span text:style-name="T14">Escreval</text:span><text:span text:style-name="T19"> (</text:span><text:span text:style-name="T7">"</text:span><text:span text:style-name="T19">pode formar um triangulo </text:span><text:span text:style-name="T7">"</text:span><text:span text:style-name="T19">, Tri)</text:span></text:p>
      <text:p text:style-name="P3"><text:span text:style-name="T19"><text:s text:c="4"/></text:span><text:span text:style-name="T14">Escreval</text:span><text:span text:style-name="T19"> (</text:span><text:span text:style-name="T7">"</text:span><text:span text:style-name="T19">O triangulo é equilatero </text:span><text:span text:style-name="T7">"</text:span><text:span text:style-name="T19">, Eq)</text:span></text:p>
      <text:p text:style-name="P3"><text:span text:style-name="T14"><text:s text:c="4"/>Escreval </text:span><text:span text:style-name="T19">(</text:span><text:span text:style-name="T7">"</text:span><text:span text:style-name="T19">O triangulo é escaleno </text:span><text:span text:style-name="T7">"</text:span><text:span text:style-name="T19">, Es)</text:span></text:p>
      <text:p text:style-name="P35">Fimalgoritmo</text:p>
      <text:p text:style-name="P15"><text:soft-page-break/>Estruturas condicionais</text:p>
      <text:p text:style-name="P15"/>
      <text:p text:style-name="P15"><draw:custom-shape text:anchor-type="paragraph" draw:z-index="11" draw:name="Forma 1" draw:style-name="gr6" draw:text-style-name="P77" svg:width="9.129cm" svg:height="8.436cm" svg:x="-0.626cm" svg:y="1.143cm"><text:p/><draw:enhanced-geometry svg:viewBox="0 0 21600 21600" draw:type="rectangle" draw:enhanced-path="M 0 0 L 21600 0 21600 21600 0 21600 0 0 Z N"/></draw:custom-shape></text:p>
      <text:p text:style-name="P53"><text:span text:style-name="T32">Algoritmo</text:span><text:span text:style-name="T26"> </text:span></text:p>
      <text:p text:style-name="P37">var</text:p>
      <text:p text:style-name="P27"><text:s/></text:p>
      <text:p text:style-name="P37">Inicio</text:p>
      <text:p text:style-name="P54"><text:span text:style-name="T5"><text:tab/> <text:s text:c="4"/></text:span><text:span text:style-name="T20"><text:s/>Se (</text:span><text:span text:style-name="T45">expressão</text:span><text:span text:style-name="T20">) então</text:span></text:p>
      <text:p text:style-name="P54"><text:span text:style-name="T20"><text:s/></text:span><text:span text:style-name="T45"><text:s/></text:span><text:span text:style-name="T5"><text:tab/> <text:s text:c="11"/></text:span><text:span text:style-name="T50">Bloco</text:span></text:p>
      <text:p text:style-name="P54"><text:span text:style-name="T50"><text:s text:c="10"/></text:span><text:span text:style-name="T20">FimSe</text:span><text:span text:style-name="T50"><text:tab/></text:span></text:p>
      <text:p text:style-name="P55"><text:span text:style-name="T8"><text:s text:c="5"/></text:span><text:span text:style-name="T32">Fimalgoritmo</text:span></text:p>
      <text:p text:style-name="P35"/>
      <text:p text:style-name="P35"><draw:frame text:anchor-type="paragraph" draw:z-index="14" draw:name="Quadro de texto 1" draw:style-name="gr5" draw:text-style-name="P76" svg:width="7.044cm" svg:height="2.502cm" svg:x="0.863cm" svg:y="0.067cm"><draw:text-box><text:p text:style-name="P74"><text:span text:style-name="T3">Condicional simples e composta</text:span></text:p><text:p text:style-name="P74"><text:span text:style-name="T59"/></text:p></draw:text-box></draw:frame></text:p>
      <text:p text:style-name="P36"/>
      <text:p text:style-name="P53"><draw:custom-shape text:anchor-type="paragraph" draw:z-index="12" draw:name="Forma 2" draw:style-name="gr2" draw:text-style-name="P75" svg:width="10.485cm" svg:height="9.362cm" svg:x="-0.527cm" svg:y="-0.21cm"><text:p/><draw:enhanced-geometry svg:viewBox="0 0 21600 21600" draw:type="rectangle" draw:enhanced-path="M 0 0 L 21600 0 21600 21600 0 21600 0 0 Z N"/></draw:custom-shape><text:span text:style-name="T32">Algoritmo</text:span><text:span text:style-name="T26"> </text:span></text:p>
      <text:p text:style-name="P37">var</text:p>
      <text:p text:style-name="P27"><text:s/></text:p>
      <text:p text:style-name="P37">Inicio</text:p>
      <text:p text:style-name="P54"><text:span text:style-name="T5"><text:tab/> <text:s text:c="4"/></text:span><text:span text:style-name="T20"><text:s/>Se (</text:span><text:span text:style-name="T45">dinheiro &gt;= 10000</text:span><text:span text:style-name="T20">) então</text:span></text:p>
      <text:p text:style-name="P54"><text:span text:style-name="T20"><text:s/></text:span><text:span text:style-name="T45"><text:s/></text:span><text:span text:style-name="T5"><text:tab/> <text:s text:c="11"/></text:span><text:span text:style-name="T50">Escreva (“Partiu Disney”)</text:span></text:p>
      <text:p text:style-name="P25"><text:span text:style-name="T44"><text:s text:c="10"/></text:span><text:span text:style-name="T55">Senao</text:span><text:span text:style-name="T44"> </text:span></text:p>
      <text:p text:style-name="P25"><text:span text:style-name="T44"><text:s text:c="17"/></text:span><text:span text:style-name="T51">Escreva (“Chateado”)</text:span></text:p>
      <text:p text:style-name="P54"><text:span text:style-name="T50"><text:s text:c="10"/></text:span><text:span text:style-name="T20">FimSe</text:span><text:span text:style-name="T50"><text:tab/></text:span></text:p>
      <text:p text:style-name="P38"><text:span text:style-name="T5"><text:s text:c="5"/></text:span>Fimalgoritmo</text:p>
      <text:p text:style-name="P38"/>
      <text:p text:style-name="P38"/>
      <text:p text:style-name="P38"/>
      <text:p text:style-name="P43"/>
      <text:p text:style-name="P43"><draw:frame text:anchor-type="paragraph" draw:z-index="17" draw:name="Quadro de texto 2" draw:style-name="gr4" draw:text-style-name="P76" svg:width="7.044cm" svg:height="1.92cm" svg:x="0.863cm" svg:y="-0.266cm"><draw:text-box><text:p text:style-name="P74"><text:span text:style-name="T3">Condicional aninhada</text:span></text:p><text:p text:style-name="P74"><text:span text:style-name="T59"/></text:p></draw:text-box></draw:frame><text:soft-page-break/></text:p>
      <text:p text:style-name="P43"/>
      <text:p text:style-name="P56"><draw:custom-shape text:anchor-type="paragraph" draw:z-index="15" draw:name="Forma 3" draw:style-name="gr3" draw:text-style-name="P75" svg:width="13.066cm" svg:height="18.687cm" svg:x="-0.527cm" svg:y="0.062cm"><text:p/><draw:enhanced-geometry svg:viewBox="0 0 21600 21600" draw:type="rectangle" draw:enhanced-path="M 0 0 L 21600 0 21600 21600 0 21600 0 0 Z N"/></draw:custom-shape><text:span text:style-name="T32">Algoritmo</text:span><text:span text:style-name="T26"> </text:span></text:p>
      <text:p text:style-name="P42">var</text:p>
      <text:p text:style-name="P26"><text:s/></text:p>
      <text:p text:style-name="P42">Inicio</text:p>
      <text:p text:style-name="P57"><text:span text:style-name="T5"><text:tab/> <text:s text:c="4"/></text:span><text:span text:style-name="T20"><text:s/>Se (</text:span><text:span text:style-name="T46">Situação 1</text:span><text:span text:style-name="T20">) então</text:span></text:p>
      <text:p text:style-name="P57"><text:span text:style-name="T20"><text:s/></text:span><text:span text:style-name="T45"><text:s/></text:span><text:span text:style-name="T5"><text:tab/> <text:s text:c="11"/></text:span><text:span text:style-name="T52">Bloco A</text:span></text:p>
      <text:p text:style-name="P26"><text:span text:style-name="T44"><text:s text:c="10"/></text:span><text:span text:style-name="T55">Senao</text:span><text:span text:style-name="T44"> </text:span></text:p>
      <text:p text:style-name="P26"><text:s text:c="15"/><text:span text:style-name="T56">Se </text:span><text:span text:style-name="T44">(</text:span><text:span text:style-name="T46">Situação 2</text:span><text:span text:style-name="T44">) então</text:span></text:p>
      <text:p text:style-name="P26"><text:span text:style-name="T44"><text:s text:c="17"/></text:span><text:span text:style-name="T52">Bloco B</text:span></text:p>
      <text:p text:style-name="P26"><text:span text:style-name="T52"><text:s text:c="15"/></text:span><text:span text:style-name="T56">Senão</text:span></text:p>
      <text:p text:style-name="P58"><text:span text:style-name="T15"><text:tab/><text:tab/> <text:s text:c="3"/></text:span><text:span text:style-name="T21">Se </text:span><text:span text:style-name="T20">(</text:span><text:span text:style-name="T46">Situação </text:span><text:span text:style-name="T47">3</text:span><text:span text:style-name="T20">) então</text:span></text:p>
      <text:p text:style-name="P58"><text:span text:style-name="T15"><text:s text:c="17"/></text:span><text:span text:style-name="T52">Bloco C</text:span></text:p>
      <text:p text:style-name="P58"><text:span text:style-name="T52"><text:s text:c="17"/></text:span><text:span text:style-name="T22">Senão</text:span></text:p>
      <text:p text:style-name="P58"><text:span text:style-name="T22"><text:s text:c="19"/>Se </text:span><text:span text:style-name="T20">(</text:span><text:span text:style-name="T46">Situação </text:span><text:span text:style-name="T47">3</text:span><text:span text:style-name="T20">) então</text:span></text:p>
      <text:p text:style-name="P58"><text:span text:style-name="T20"><text:s text:c="20"/></text:span><text:span text:style-name="T52">Bloco C</text:span></text:p>
      <text:p text:style-name="P58"><text:span text:style-name="T52"><text:s text:c="19"/></text:span><text:span text:style-name="T22">FimSe</text:span></text:p>
      <text:p text:style-name="P58"><text:span text:style-name="T52"><text:s text:c="17"/></text:span><text:span text:style-name="T22">FimSe</text:span></text:p>
      <text:p text:style-name="P58"><text:span text:style-name="T52"><text:s text:c="15"/></text:span><text:span text:style-name="T20">FimSe</text:span></text:p>
      <text:p text:style-name="P57"><text:span text:style-name="T52"><text:s text:c="9"/></text:span><text:span text:style-name="T50"><text:s text:c="2"/></text:span><text:span text:style-name="T20">FimSe</text:span><text:span text:style-name="T50"><text:tab/></text:span></text:p>
      <text:p text:style-name="P39"><text:span text:style-name="T5"><text:s text:c="5"/></text:span>Fimalgoritmo 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text:anchor-type="paragraph" draw:z-index="18" draw:name="Quadro de texto 3" draw:style-name="gr4" draw:text-style-name="P76" svg:width="7.044cm" svg:height="1.92cm" svg:x="-0.429cm" svg:y="0.176cm"><draw:text-box><text:p text:style-name="P74"><text:span text:style-name="T3">Condicional EscolhaCaso</text:span></text:p><text:p text:style-name="P74"><text:span text:style-name="T59"/></text:p></draw:text-box></draw:frame><text:soft-page-break/></text:p>
      <text:p text:style-name="P59"><draw:custom-shape text:anchor-type="paragraph" draw:z-index="19" draw:name="Forma 4" draw:style-name="gr3" draw:text-style-name="P75" svg:width="13.066cm" svg:height="18.687cm" svg:x="-0.527cm" svg:y="0.062cm"><text:p/><draw:enhanced-geometry svg:viewBox="0 0 21600 21600" draw:type="rectangle" draw:enhanced-path="M 0 0 L 21600 0 21600 21600 0 21600 0 0 Z N"/></draw:custom-shape><text:span text:style-name="T32">Algoritmo</text:span><text:span text:style-name="T26"> </text:span></text:p>
      <text:p text:style-name="P44">var</text:p>
      <text:p text:style-name="P28"><text:s/></text:p>
      <text:p text:style-name="P44">Inicio</text:p>
      <text:p text:style-name="P60"><text:span text:style-name="T5"><text:tab/> </text:span><text:span text:style-name="T23"><text:s/>Escolha (</text:span><text:span text:style-name="T48">variavel)</text:span></text:p>
      <text:p text:style-name="P60"><text:span text:style-name="T5"><text:s text:c="9"/></text:span><text:span text:style-name="T23">Caso valor</text:span><text:span text:style-name="T15"> </text:span></text:p>
      <text:p text:style-name="P60"><text:span text:style-name="T5"><text:s text:c="2"/></text:span><text:span text:style-name="T20"><text:s text:c="9"/></text:span><text:span text:style-name="T57">Bloco A</text:span></text:p>
      <text:p text:style-name="P60"><text:span text:style-name="T52"><text:s text:c="9"/></text:span><text:span text:style-name="T23">Caso valor</text:span><text:span text:style-name="T20"> </text:span></text:p>
      <text:p text:style-name="P60"><text:span text:style-name="T10"><text:s text:c="2"/></text:span><text:span text:style-name="T20"><text:s text:c="9"/></text:span><text:span text:style-name="T57">Bloco B</text:span></text:p>
      <text:p text:style-name="P60"><text:span text:style-name="T50"><text:s/><text:tab/> <text:s text:c="4"/></text:span><text:span text:style-name="T23">Caso valor</text:span><text:span text:style-name="T20"> </text:span></text:p>
      <text:p text:style-name="P60"><text:span text:style-name="T10"><text:s text:c="2"/></text:span><text:span text:style-name="T20"><text:s text:c="9"/></text:span><text:span text:style-name="T57">Bloco C</text:span></text:p>
      <text:p text:style-name="P60"><text:span text:style-name="T57"><text:s text:c="9"/></text:span><text:span text:style-name="T23">Caso valor </text:span></text:p>
      <text:p text:style-name="P60"><text:span text:style-name="T9"><text:s text:c="2"/></text:span><text:span text:style-name="T20"><text:s text:c="9"/></text:span><text:span text:style-name="T57">Bloco D</text:span></text:p>
      <text:p text:style-name="P60"><text:span text:style-name="T57"><text:s text:c="9"/></text:span><text:span text:style-name="T23">Caso valor </text:span></text:p>
      <text:p text:style-name="P60"><text:span text:style-name="T9"><text:s text:c="2"/></text:span><text:span text:style-name="T20"><text:s text:c="9"/></text:span><text:span text:style-name="T57">Bloco E</text:span></text:p>
      <text:p text:style-name="P60"><text:span text:style-name="T57"><text:s text:c="6"/></text:span><text:span text:style-name="T23">FimEscolha</text:span></text:p>
      <text:p text:style-name="P40"><text:span text:style-name="T5"><text:s text:c="5"/></text:span>Fimalgoritmo 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0"><text:soft-page-break/>Estruturas <text:span text:style-name="T58">de repetição</text:span></text:p>
      <text:p text:style-name="P30"/>
      <text:p text:style-name="P61"><draw:custom-shape text:anchor-type="paragraph" draw:z-index="20" draw:name="Forma 5" draw:style-name="gr2" draw:text-style-name="P75" svg:width="10.485cm" svg:height="9.362cm" svg:x="-0.527cm" svg:y="-0.21cm"><text:p/><draw:enhanced-geometry svg:viewBox="0 0 21600 21600" draw:type="rectangle" draw:enhanced-path="M 0 0 L 21600 0 21600 21600 0 21600 0 0 Z N"/></draw:custom-shape><text:span text:style-name="T32">Algoritmo</text:span><text:span text:style-name="T26"> </text:span></text:p>
      <text:p text:style-name="P45">var</text:p>
      <text:p text:style-name="P29"><text:s/></text:p>
      <text:p text:style-name="P45">Inicio</text:p>
      <text:p text:style-name="P62"><draw:custom-shape text:anchor-type="paragraph" draw:z-index="21" draw:name="Forma 6" draw:style-name="gr1" draw:text-style-name="P74" svg:width="6.151cm" svg:height="2.449cm" svg:x="5.89cm" svg:y="0.504cm"><text:p/><draw:enhanced-geometry svg:viewBox="0 0 21600 21600" draw:mirror-vertical="true" draw:text-areas="0 0 21600 21600" draw:type="circular-arrow" draw:modifiers="-150.527262440919 84.8430915521607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5"><text:tab/> <text:s text:c="4"/></text:span><text:span text:style-name="T20"><text:s/></text:span><text:span text:style-name="T24">Enquanto</text:span><text:span text:style-name="T20"> (</text:span><text:span text:style-name="T49">expressão</text:span><text:span text:style-name="T20">) </text:span><text:span text:style-name="T24">faça</text:span></text:p>
      <text:p text:style-name="P62"><text:span text:style-name="T20"><text:s/></text:span><text:span text:style-name="T45"><text:s/></text:span><text:span text:style-name="T5"><text:tab/> <text:s text:c="11"/></text:span><text:span text:style-name="T53">Bloco</text:span></text:p>
      <text:p text:style-name="P62"><text:span text:style-name="T20"><text:s text:c="10"/></text:span><text:span text:style-name="T24">FimEnquanto</text:span><text:span text:style-name="T50"><text:tab/></text:span></text:p>
      <text:p text:style-name="P41"><text:span text:style-name="T5"><text:s text:c="5"/></text:span>Fimalgoritmo</text:p>
      <text:p text:style-name="P67"/>
      <text:p text:style-name="P67"/>
      <text:p text:style-name="P67"/>
      <text:p text:style-name="P71"><draw:custom-shape text:anchor-type="paragraph" draw:z-index="22" draw:name="Forma 7" draw:style-name="gr2" draw:text-style-name="P75" svg:width="10.485cm" svg:height="9.362cm" svg:x="-0.527cm" svg:y="-0.21cm"><text:p/><draw:enhanced-geometry svg:viewBox="0 0 21600 21600" draw:type="rectangle" draw:enhanced-path="M 0 0 L 21600 0 21600 21600 0 21600 0 0 Z N"/></draw:custom-shape><text:span text:style-name="T32">Algoritmo</text:span><text:span text:style-name="T26"> </text:span></text:p>
      <text:p text:style-name="P70">var</text:p>
      <text:p text:style-name="P73"><text:s/></text:p>
      <text:p text:style-name="P70">Inicio</text:p>
      <text:p text:style-name="P72"><draw:custom-shape text:anchor-type="paragraph" draw:z-index="23" draw:name="Forma 8" draw:style-name="gr1" draw:text-style-name="P74" svg:width="6.151cm" svg:height="2.449cm" svg:x="5.89cm" svg:y="0.504cm"><text:p/><draw:enhanced-geometry svg:viewBox="0 0 21600 21600" draw:mirror-vertical="true" draw:text-areas="0 0 21600 21600" draw:type="circular-arrow" draw:modifiers="-150.527262440919 84.8430915521607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5"><text:tab/> <text:s text:c="4"/></text:span><text:span text:style-name="T20"><text:s/></text:span><text:span text:style-name="T25">Repita </text:span><text:span text:style-name="T20"><text:s/></text:span></text:p>
      <text:p text:style-name="P72"><text:span text:style-name="T20"><text:s/></text:span><text:span text:style-name="T45"><text:s/></text:span><text:span text:style-name="T5"><text:tab/> <text:s text:c="11"/></text:span><text:span text:style-name="T53">Bloco</text:span></text:p>
      <text:p text:style-name="P72"><text:span text:style-name="T53"><text:s text:c="10"/></text:span><text:span text:style-name="T25">Ate </text:span><text:span text:style-name="T20">(</text:span><text:span text:style-name="T49">expressão</text:span><text:span text:style-name="T20">)</text:span></text:p>
      <text:p text:style-name="P72"><text:span text:style-name="T20"><text:s text:c="8"/></text:span><text:span text:style-name="T50"><text:tab/></text:span></text:p>
      <text:p text:style-name="P69"><text:span text:style-name="T5"><text:s text:c="5"/></text:span>Fimalgoritmo</text:p>
      <text:p text:style-name="P6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draw:marker draw:name="msArrowEnd_20_5" draw:display-name="msArrowEnd 5" svg:viewBox="0 0 300 300" svg:d="M150 0l150 300h-30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17cm"/>
        </style:list-level-properties>
        <style:text-properties style:font-name="Wingding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487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Wingdings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onaldo Neto</meta:initial-creator>
    <meta:editing-cycles>156</meta:editing-cycles>
    <meta:creation-date>2022-03-11T15:13:00</meta:creation-date>
    <dc:date>2022-05-02T19:09:58.059000000</dc:date>
    <meta:editing-duration>P5DT20H7M20S</meta:editing-duration>
    <meta:generator>LibreOffice/7.3.2.2$Windows_X86_64 LibreOffice_project/49f2b1bff42cfccbd8f788c8dc32c1c309559be0</meta:generator>
    <meta:document-statistic meta:table-count="4" meta:image-count="0" meta:object-count="0" meta:page-count="11" meta:paragraph-count="245" meta:word-count="628" meta:character-count="4225" meta:non-whitespace-character-count="3135"/>
    <meta:user-defined meta:name="AppVersion">16.0000</meta:user-defined>
    <meta:template xlink:type="simple" xlink:actuate="onRequest" xlink:title="Normal" xlink:href=""/>
  </office:meta>
</office:document-meta>
</file>